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p text:style-name="Title">Hướng dẫn cho người mới bắt đầu</text:p>
      <text:p text:style-name="Text_20_body">Bộ hướng dẫn này trình bày các bước bắt đầu làm việc với OpenStreetMap. Bạn sẽ được biết làm cách nào để tạo một tài khoản, sử dụng một phần mềm chỉnh sửa bản đồ cơ bản và trong các chương tiếp theo, bạn sẽ được biết làm thế nào để thu thập thông tin hiện trường để bổ sung vào bản đồ. Các chương cuối cùng chứa đựng các thông tin về <text:a xlink:type="simple" xlink:href="http://learnosm.org/vi/coordination/" office:name=""><text:span text:style-name="Definition">HOT tạo bản đồ từ xa</text:span></text:a></text:p>
      <text:p text:style-name="P1">Bộ hướng dẫn này có thể được tải xuống tại đây: <text:a xlink:type="simple" xlink:href="http://learnosm.org/files/beginner_vi.odt" office:name=""><text:span text:style-name="Definition">beginner_vi.odt</text:span></text:a> or <text:a xlink:type="simple" xlink:href="/files/beginner_vi.pdf" office:name=""><text:span text:style-name="Definition">beginner_vi.pdf</text:span></text:a><text:line-break/>Cập nhật: 2017-10-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ướng dẫn cho người mới bắt đầu</dc:title>
  </office:meta>
</office:document-meta>
</file>